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8cm" svg:y="0.20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34" office:value-type="float" office:value="67540" calcext:value-type="float">
            <text:p>67540</text:p>
          </table:table-cell>
          <table:table-cell table:style-name="ce34" office:value-type="float" office:value="46115" calcext:value-type="float">
            <text:p>46115</text:p>
          </table:table-cell>
          <table:table-cell table:style-name="ce34" office:value-type="float" office:value="42248" calcext:value-type="float">
            <text:p>42248</text:p>
          </table:table-cell>
          <table:table-cell table:style-name="ce34" office:value-type="float" office:value="42461" calcext:value-type="float">
            <text:p>42461</text:p>
          </table:table-cell>
          <table:table-cell table:style-name="ce3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34" office:value-type="float" office:value="4125" calcext:value-type="float">
            <text:p>4125</text:p>
          </table:table-cell>
          <table:table-cell table:style-name="ce34" office:value-type="float" office:value="2548" calcext:value-type="float">
            <text:p>25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1995" calcext:value-type="float">
            <text:p>1995</text:p>
          </table:table-cell>
          <table:table-cell table:style-name="ce3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34" office:value-type="float" office:value="55447" calcext:value-type="float">
            <text:p>55447</text:p>
          </table:table-cell>
          <table:table-cell table:style-name="ce34" office:value-type="float" office:value="45310" calcext:value-type="float">
            <text:p>45310</text:p>
          </table:table-cell>
          <table:table-cell table:style-name="ce34" office:value-type="float" office:value="46453" calcext:value-type="float">
            <text:p>46453</text:p>
          </table:table-cell>
          <table:table-cell table:style-name="ce34" office:value-type="float" office:value="42098" calcext:value-type="float">
            <text:p>42098</text:p>
          </table:table-cell>
          <table:table-cell table:style-name="ce3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34" office:value-type="float" office:value="645630" calcext:value-type="float">
            <text:p>645630</text:p>
          </table:table-cell>
          <table:table-cell table:style-name="ce34" office:value-type="float" office:value="706104" calcext:value-type="float">
            <text:p>706104</text:p>
          </table:table-cell>
          <table:table-cell table:style-name="ce34" office:value-type="float" office:value="768718" calcext:value-type="float">
            <text:p>768718</text:p>
          </table:table-cell>
          <table:table-cell table:style-name="ce34" office:value-type="float" office:value="724012" calcext:value-type="float">
            <text:p>724012</text:p>
          </table:table-cell>
          <table:table-cell table:style-name="ce3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34" office:value-type="float" office:value="145770" calcext:value-type="float">
            <text:p>145770</text:p>
          </table:table-cell>
          <table:table-cell table:style-name="ce34" office:value-type="float" office:value="136192" calcext:value-type="float">
            <text:p>136192</text:p>
          </table:table-cell>
          <table:table-cell table:style-name="ce34" office:value-type="float" office:value="135972" calcext:value-type="float">
            <text:p>135972</text:p>
          </table:table-cell>
          <table:table-cell table:style-name="ce34" office:value-type="float" office:value="153980" calcext:value-type="float">
            <text:p>153980</text:p>
          </table:table-cell>
          <table:table-cell table:style-name="ce3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34" office:value-type="float" office:value="4562" calcext:value-type="float">
            <text:p>4562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805" calcext:value-type="float">
            <text:p>2805</text:p>
          </table:table-cell>
          <table:table-cell table:style-name="ce34" office:value-type="float" office:value="1879" calcext:value-type="float">
            <text:p>1879</text:p>
          </table:table-cell>
          <table:table-cell table:style-name="ce3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34" office:value-type="float" office:value="8394" calcext:value-type="float">
            <text:p>8394</text:p>
          </table:table-cell>
          <table:table-cell table:style-name="ce34" office:value-type="float" office:value="4912" calcext:value-type="float">
            <text:p>4912</text:p>
          </table:table-cell>
          <table:table-cell table:style-name="ce34" office:value-type="float" office:value="3800" calcext:value-type="float">
            <text:p>3800</text:p>
          </table:table-cell>
          <table:table-cell table:style-name="ce34" office:value-type="float" office:value="6450" calcext:value-type="float">
            <text:p>6450</text:p>
          </table:table-cell>
          <table:table-cell table:style-name="ce3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34" office:value-type="float" office:value="43372" calcext:value-type="float">
            <text:p>43372</text:p>
          </table:table-cell>
          <table:table-cell table:style-name="ce34" office:value-type="float" office:value="44965" calcext:value-type="float">
            <text:p>44965</text:p>
          </table:table-cell>
          <table:table-cell table:style-name="ce34" office:value-type="float" office:value="44760" calcext:value-type="float">
            <text:p>44760</text:p>
          </table:table-cell>
          <table:table-cell table:style-name="ce34" office:value-type="float" office:value="40963" calcext:value-type="float">
            <text:p>40963</text:p>
          </table:table-cell>
          <table:table-cell table:style-name="ce3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34" office:value-type="float" office:value="2663352" calcext:value-type="float">
            <text:p>2663352</text:p>
          </table:table-cell>
          <table:table-cell table:style-name="ce34" office:value-type="float" office:value="3314551" calcext:value-type="float">
            <text:p>3314551</text:p>
          </table:table-cell>
          <table:table-cell table:style-name="ce34" office:value-type="float" office:value="3360004" calcext:value-type="float">
            <text:p>3360004</text:p>
          </table:table-cell>
          <table:table-cell table:style-name="ce34" office:value-type="float" office:value="2924655" calcext:value-type="float">
            <text:p>2924655</text:p>
          </table:table-cell>
          <table:table-cell table:style-name="ce3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1155" calcext:value-type="float">
            <text:p>1155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34" office:value-type="float" office:value="505926" calcext:value-type="float">
            <text:p>505926</text:p>
          </table:table-cell>
          <table:table-cell table:style-name="ce34" office:value-type="float" office:value="553807" calcext:value-type="float">
            <text:p>553807</text:p>
          </table:table-cell>
          <table:table-cell table:style-name="ce34" office:value-type="float" office:value="567245" calcext:value-type="float">
            <text:p>567245</text:p>
          </table:table-cell>
          <table:table-cell table:style-name="ce34" office:value-type="float" office:value="573127" calcext:value-type="float">
            <text:p>573127</text:p>
          </table:table-cell>
          <table:table-cell table:style-name="ce3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34" office:value-type="float" office:value="10470" calcext:value-type="float">
            <text:p>10470</text:p>
          </table:table-cell>
          <table:table-cell table:style-name="ce34" office:value-type="float" office:value="4485" calcext:value-type="float">
            <text:p>4485</text:p>
          </table:table-cell>
          <table:table-cell table:style-name="ce34" office:value-type="float" office:value="7610" calcext:value-type="float">
            <text:p>7610</text:p>
          </table:table-cell>
          <table:table-cell table:style-name="ce34" office:value-type="float" office:value="4642" calcext:value-type="float">
            <text:p>4642</text:p>
          </table:table-cell>
          <table:table-cell table:style-name="ce3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34" office:value-type="float" office:value="7585" calcext:value-type="float">
            <text:p>7585</text:p>
          </table:table-cell>
          <table:table-cell table:style-name="ce34" office:value-type="float" office:value="9072" calcext:value-type="float">
            <text:p>9072</text:p>
          </table:table-cell>
          <table:table-cell table:style-name="ce34" office:value-type="float" office:value="11104" calcext:value-type="float">
            <text:p>11104</text:p>
          </table:table-cell>
          <table:table-cell table:style-name="ce3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34" office:value-type="float" office:value="42780" calcext:value-type="float">
            <text:p>42780</text:p>
          </table:table-cell>
          <table:table-cell table:style-name="ce34" office:value-type="float" office:value="42351" calcext:value-type="float">
            <text:p>42351</text:p>
          </table:table-cell>
          <table:table-cell table:style-name="ce34" office:value-type="float" office:value="47032" calcext:value-type="float">
            <text:p>47032</text:p>
          </table:table-cell>
          <table:table-cell table:style-name="ce34" office:value-type="float" office:value="43522" calcext:value-type="float">
            <text:p>43522</text:p>
          </table:table-cell>
          <table:table-cell table:style-name="ce3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34" office:value-type="float" office:value="7316111" calcext:value-type="float">
            <text:p>7316111</text:p>
          </table:table-cell>
          <table:table-cell table:style-name="ce34" office:value-type="float" office:value="7868901" calcext:value-type="float">
            <text:p>7868901</text:p>
          </table:table-cell>
          <table:table-cell table:style-name="ce34" office:value-type="float" office:value="7443976" calcext:value-type="float">
            <text:p>7443976</text:p>
          </table:table-cell>
          <table:table-cell table:style-name="ce34" office:value-type="float" office:value="6829934" calcext:value-type="float">
            <text:p>6829934</text:p>
          </table:table-cell>
          <table:table-cell table:style-name="ce3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34" office:value-type="float" office:value="1248" calcext:value-type="float">
            <text:p>1248</text:p>
          </table:table-cell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1014" calcext:value-type="float">
            <text:p>1014</text:p>
          </table:table-cell>
          <table:table-cell table:style-name="ce3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34" office:value-type="float" office:value="1061979" calcext:value-type="float">
            <text:p>1061979</text:p>
          </table:table-cell>
          <table:table-cell table:style-name="ce34" office:value-type="float" office:value="1209839" calcext:value-type="float">
            <text:p>1209839</text:p>
          </table:table-cell>
          <table:table-cell table:style-name="ce34" office:value-type="float" office:value="1220272" calcext:value-type="float">
            <text:p>1220272</text:p>
          </table:table-cell>
          <table:table-cell table:style-name="ce34" office:value-type="float" office:value="1285968" calcext:value-type="float">
            <text:p>1285968</text:p>
          </table:table-cell>
          <table:table-cell table:style-name="ce3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34" office:value-type="float" office:value="16388" calcext:value-type="float">
            <text:p>16388</text:p>
          </table:table-cell>
          <table:table-cell table:style-name="ce34" office:value-type="float" office:value="11808" calcext:value-type="float">
            <text:p>11808</text:p>
          </table:table-cell>
          <table:table-cell table:style-name="ce34" office:value-type="float" office:value="13387" calcext:value-type="float">
            <text:p>13387</text:p>
          </table:table-cell>
          <table:table-cell table:style-name="ce34" office:value-type="float" office:value="8367" calcext:value-type="float">
            <text:p>8367</text:p>
          </table:table-cell>
          <table:table-cell table:style-name="ce3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34" office:value-type="float" office:value="13548" calcext:value-type="float">
            <text:p>13548</text:p>
          </table:table-cell>
          <table:table-cell table:style-name="ce34" office:value-type="float" office:value="12043" calcext:value-type="float">
            <text:p>12043</text:p>
          </table:table-cell>
          <table:table-cell table:style-name="ce34" office:value-type="float" office:value="18454" calcext:value-type="float">
            <text:p>18454</text:p>
          </table:table-cell>
          <table:table-cell table:style-name="ce3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34" office:value-type="float" office:value="42563" calcext:value-type="float">
            <text:p>42563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2572" calcext:value-type="float">
            <text:p>42572</text:p>
          </table:table-cell>
          <table:table-cell table:style-name="ce34" office:value-type="float" office:value="43661" calcext:value-type="float">
            <text:p>43661</text:p>
          </table:table-cell>
          <table:table-cell table:style-name="ce3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34" office:value-type="float" office:value="12497403" calcext:value-type="float">
            <text:p>12497403</text:p>
          </table:table-cell>
          <table:table-cell table:style-name="ce34" office:value-type="float" office:value="12494468" calcext:value-type="float">
            <text:p>12494468</text:p>
          </table:table-cell>
          <table:table-cell table:style-name="ce34" office:value-type="float" office:value="13517929" calcext:value-type="float">
            <text:p>13517929</text:p>
          </table:table-cell>
          <table:table-cell table:style-name="ce34" office:value-type="float" office:value="11877313" calcext:value-type="float">
            <text:p>11877313</text:p>
          </table:table-cell>
          <table:table-cell table:style-name="ce3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34" office:value-type="float" office:value="2271" calcext:value-type="float">
            <text:p>2271</text:p>
          </table:table-cell>
          <table:table-cell table:style-name="ce34" office:value-type="float" office:value="2288" calcext:value-type="float">
            <text:p>2288</text:p>
          </table:table-cell>
          <table:table-cell table:style-name="ce34" office:value-type="float" office:value="1369" calcext:value-type="float">
            <text:p>1369</text:p>
          </table:table-cell>
          <table:table-cell table:style-name="ce34" office:value-type="float" office:value="1293" calcext:value-type="float">
            <text:p>1293</text:p>
          </table:table-cell>
          <table:table-cell table:style-name="ce3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34" office:value-type="float" office:value="1797221" calcext:value-type="float">
            <text:p>1797221</text:p>
          </table:table-cell>
          <table:table-cell table:style-name="ce34" office:value-type="float" office:value="2119543" calcext:value-type="float">
            <text:p>2119543</text:p>
          </table:table-cell>
          <table:table-cell table:style-name="ce34" office:value-type="float" office:value="2182959" calcext:value-type="float">
            <text:p>2182959</text:p>
          </table:table-cell>
          <table:table-cell table:style-name="ce34" office:value-type="float" office:value="2176765" calcext:value-type="float">
            <text:p>2176765</text:p>
          </table:table-cell>
          <table:table-cell table:style-name="ce3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34" office:value-type="float" office:value="31281" calcext:value-type="float">
            <text:p>31281</text:p>
          </table:table-cell>
          <table:table-cell table:style-name="ce34" office:value-type="float" office:value="15954" calcext:value-type="float">
            <text:p>15954</text:p>
          </table:table-cell>
          <table:table-cell table:style-name="ce34" office:value-type="float" office:value="24451" calcext:value-type="float">
            <text:p>24451</text:p>
          </table:table-cell>
          <table:table-cell table:style-name="ce34" office:value-type="float" office:value="16743" calcext:value-type="float">
            <text:p>16743</text:p>
          </table:table-cell>
          <table:table-cell table:style-name="ce3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34" office:value-type="float" office:value="19160" calcext:value-type="float">
            <text:p>19160</text:p>
          </table:table-cell>
          <table:table-cell table:style-name="ce34" office:value-type="float" office:value="20072" calcext:value-type="float">
            <text:p>20072</text:p>
          </table:table-cell>
          <table:table-cell table:style-name="ce34" office:value-type="float" office:value="31285" calcext:value-type="float">
            <text:p>31285</text:p>
          </table:table-cell>
          <table:table-cell table:style-name="ce3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34" office:value-type="float" office:value="42315" calcext:value-type="float">
            <text:p>42315</text:p>
          </table:table-cell>
          <table:table-cell table:style-name="ce34" office:value-type="float" office:value="42010" calcext:value-type="float">
            <text:p>42010</text:p>
          </table:table-cell>
          <table:table-cell table:style-name="ce34" office:value-type="float" office:value="42109" calcext:value-type="float">
            <text:p>42109</text:p>
          </table:table-cell>
          <table:table-cell table:style-name="ce34" office:value-type="float" office:value="46822" calcext:value-type="float">
            <text:p>46822</text:p>
          </table:table-cell>
          <table:table-cell table:style-name="ce3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34" office:value-type="float" office:value="21528281" calcext:value-type="float">
            <text:p>21528281</text:p>
          </table:table-cell>
          <table:table-cell table:style-name="ce34" office:value-type="float" office:value="18833610" calcext:value-type="float">
            <text:p>18833610</text:p>
          </table:table-cell>
          <table:table-cell table:style-name="ce34" office:value-type="float" office:value="20516935" calcext:value-type="float">
            <text:p>20516935</text:p>
          </table:table-cell>
          <table:table-cell table:style-name="ce34" office:value-type="float" office:value="20050023" calcext:value-type="float">
            <text:p>20050023</text:p>
          </table:table-cell>
          <table:table-cell table:style-name="ce3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34" office:value-type="float" office:value="2397" calcext:value-type="float">
            <text:p>2397</text:p>
          </table:table-cell>
          <table:table-cell table:style-name="ce34" office:value-type="float" office:value="2795" calcext:value-type="float">
            <text:p>2795</text:p>
          </table:table-cell>
          <table:table-cell table:style-name="ce34" office:value-type="float" office:value="1599" calcext:value-type="float">
            <text:p>1599</text:p>
          </table:table-cell>
          <table:table-cell table:style-name="ce34" office:value-type="float" office:value="2045" calcext:value-type="float">
            <text:p>2045</text:p>
          </table:table-cell>
          <table:table-cell table:style-name="ce3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34" office:value-type="float" office:value="2788820" calcext:value-type="float">
            <text:p>2788820</text:p>
          </table:table-cell>
          <table:table-cell table:style-name="ce34" office:value-type="float" office:value="3302731" calcext:value-type="float">
            <text:p>3302731</text:p>
          </table:table-cell>
          <table:table-cell table:style-name="ce34" office:value-type="float" office:value="3370185" calcext:value-type="float">
            <text:p>3370185</text:p>
          </table:table-cell>
          <table:table-cell table:style-name="ce34" office:value-type="float" office:value="3321827" calcext:value-type="float">
            <text:p>3321827</text:p>
          </table:table-cell>
          <table:table-cell table:style-name="ce3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34" office:value-type="float" office:value="41689" calcext:value-type="float">
            <text:p>41689</text:p>
          </table:table-cell>
          <table:table-cell table:style-name="ce34" office:value-type="float" office:value="25479" calcext:value-type="float">
            <text:p>25479</text:p>
          </table:table-cell>
          <table:table-cell table:style-name="ce34" office:value-type="float" office:value="35556" calcext:value-type="float">
            <text:p>35556</text:p>
          </table:table-cell>
          <table:table-cell table:style-name="ce34" office:value-type="float" office:value="21776" calcext:value-type="float">
            <text:p>21776</text:p>
          </table:table-cell>
          <table:table-cell table:style-name="ce3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34" office:value-type="float" office:value="26207" calcext:value-type="float">
            <text:p>26207</text:p>
          </table:table-cell>
          <table:table-cell table:style-name="ce34" office:value-type="float" office:value="63026" calcext:value-type="float">
            <text:p>63026</text:p>
          </table:table-cell>
          <table:table-cell table:style-name="ce34" office:value-type="float" office:value="40819" calcext:value-type="float">
            <text:p>40819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34" office:value-type="float" office:value="40846" calcext:value-type="float">
            <text:p>40846</text:p>
          </table:table-cell>
          <table:table-cell table:style-name="ce34" office:value-type="float" office:value="41444" calcext:value-type="float">
            <text:p>41444</text:p>
          </table:table-cell>
          <table:table-cell table:style-name="ce34" office:value-type="float" office:value="43315" calcext:value-type="float">
            <text:p>43315</text:p>
          </table:table-cell>
          <table:table-cell table:style-name="ce3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34" office:value-type="float" office:value="27614480" calcext:value-type="float">
            <text:p>27614480</text:p>
          </table:table-cell>
          <table:table-cell table:style-name="ce34" office:value-type="float" office:value="27091721" calcext:value-type="float">
            <text:p>27091721</text:p>
          </table:table-cell>
          <table:table-cell table:style-name="ce34" office:value-type="float" office:value="30697924" calcext:value-type="float">
            <text:p>30697924</text:p>
          </table:table-cell>
          <table:table-cell table:style-name="ce34" office:value-type="float" office:value="26622693" calcext:value-type="float">
            <text:p>26622693</text:p>
          </table:table-cell>
          <table:table-cell table:style-name="ce3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34" office:value-type="float" office:value="3742" calcext:value-type="float">
            <text:p>3742</text:p>
          </table:table-cell>
          <table:table-cell table:style-name="ce34" office:value-type="float" office:value="2693" calcext:value-type="float">
            <text:p>2693</text:p>
          </table:table-cell>
          <table:table-cell table:style-name="ce34" office:value-type="float" office:value="1914" calcext:value-type="float">
            <text:p>1914</text:p>
          </table:table-cell>
          <table:table-cell table:style-name="ce34" office:value-type="float" office:value="1928" calcext:value-type="float">
            <text:p>1928</text:p>
          </table:table-cell>
          <table:table-cell table:style-name="ce3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34" office:value-type="float" office:value="4094515" calcext:value-type="float">
            <text:p>4094515</text:p>
          </table:table-cell>
          <table:table-cell table:style-name="ce34" office:value-type="float" office:value="4998595" calcext:value-type="float">
            <text:p>4998595</text:p>
          </table:table-cell>
          <table:table-cell table:style-name="ce34" office:value-type="float" office:value="4881490" calcext:value-type="float">
            <text:p>4881490</text:p>
          </table:table-cell>
          <table:table-cell table:style-name="ce34" office:value-type="float" office:value="4850703" calcext:value-type="float">
            <text:p>4850703</text:p>
          </table:table-cell>
          <table:table-cell table:style-name="ce3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34" office:value-type="float" office:value="51286" calcext:value-type="float">
            <text:p>51286</text:p>
          </table:table-cell>
          <table:table-cell table:style-name="ce34" office:value-type="float" office:value="26234" calcext:value-type="float">
            <text:p>26234</text:p>
          </table:table-cell>
          <table:table-cell table:style-name="ce34" office:value-type="float" office:value="39195" calcext:value-type="float">
            <text:p>39195</text:p>
          </table:table-cell>
          <table:table-cell table:style-name="ce34" office:value-type="float" office:value="80097" calcext:value-type="float">
            <text:p>80097</text:p>
          </table:table-cell>
          <table:table-cell table:style-name="ce3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34" office:value-type="float" office:value="30470" calcext:value-type="float">
            <text:p>30470</text:p>
          </table:table-cell>
          <table:table-cell table:style-name="ce34" office:value-type="float" office:value="55994" calcext:value-type="float">
            <text:p>55994</text:p>
          </table:table-cell>
          <table:table-cell table:style-name="ce34" office:value-type="float" office:value="49614" calcext:value-type="float">
            <text:p>49614</text:p>
          </table:table-cell>
          <table:table-cell table:style-name="ce3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 table:style-name="ce3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34" office:value-type="float" office:value="42783" calcext:value-type="float">
            <text:p>42783</text:p>
          </table:table-cell>
          <table:table-cell table:style-name="ce34" office:value-type="float" office:value="43297" calcext:value-type="float">
            <text:p>43297</text:p>
          </table:table-cell>
          <table:table-cell table:style-name="ce34" office:value-type="float" office:value="44191" calcext:value-type="float">
            <text:p>44191</text:p>
          </table:table-cell>
          <table:table-cell table:style-name="ce34" office:value-type="float" office:value="43436" calcext:value-type="float">
            <text:p>43436</text:p>
          </table:table-cell>
          <table:table-cell table:style-name="ce3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34" office:value-type="float" office:value="41021441" calcext:value-type="float">
            <text:p>41021441</text:p>
          </table:table-cell>
          <table:table-cell table:style-name="ce34" office:value-type="float" office:value="36508296" calcext:value-type="float">
            <text:p>36508296</text:p>
          </table:table-cell>
          <table:table-cell table:style-name="ce34" office:value-type="float" office:value="41304770" calcext:value-type="float">
            <text:p>41304770</text:p>
          </table:table-cell>
          <table:table-cell table:style-name="ce34" office:value-type="float" office:value="38468903" calcext:value-type="float">
            <text:p>38468903</text:p>
          </table:table-cell>
          <table:table-cell table:style-name="ce3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34" office:value-type="float" office:value="2295" calcext:value-type="float">
            <text:p>2295</text:p>
          </table:table-cell>
          <table:table-cell table:style-name="ce34" office:value-type="float" office:value="3096" calcext:value-type="float">
            <text:p>3096</text:p>
          </table:table-cell>
          <table:table-cell table:style-name="ce34" office:value-type="float" office:value="2076" calcext:value-type="float">
            <text:p>2076</text:p>
          </table:table-cell>
          <table:table-cell table:style-name="ce34" office:value-type="float" office:value="2420" calcext:value-type="float">
            <text:p>2420</text:p>
          </table:table-cell>
          <table:table-cell table:style-name="ce3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34" office:value-type="float" office:value="5698057" calcext:value-type="float">
            <text:p>5698057</text:p>
          </table:table-cell>
          <table:table-cell table:style-name="ce34" office:value-type="float" office:value="6756322" calcext:value-type="float">
            <text:p>6756322</text:p>
          </table:table-cell>
          <table:table-cell table:style-name="ce34" office:value-type="float" office:value="6521777" calcext:value-type="float">
            <text:p>6521777</text:p>
          </table:table-cell>
          <table:table-cell table:style-name="ce34" office:value-type="float" office:value="6486457" calcext:value-type="float">
            <text:p>6486457</text:p>
          </table:table-cell>
          <table:table-cell table:style-name="ce3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34" office:value-type="float" office:value="65212" calcext:value-type="float">
            <text:p>65212</text:p>
          </table:table-cell>
          <table:table-cell table:style-name="ce34" office:value-type="float" office:value="295006" calcext:value-type="float">
            <text:p>295006</text:p>
          </table:table-cell>
          <table:table-cell table:style-name="ce34" office:value-type="float" office:value="58274" calcext:value-type="float">
            <text:p>58274</text:p>
          </table:table-cell>
          <table:table-cell table:style-name="ce34" office:value-type="float" office:value="87005" calcext:value-type="float">
            <text:p>87005</text:p>
          </table:table-cell>
          <table:table-cell table:style-name="ce3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34" office:value-type="float" office:value="184838" calcext:value-type="float">
            <text:p>184838</text:p>
          </table:table-cell>
          <table:table-cell table:style-name="ce34" office:value-type="float" office:value="54990" calcext:value-type="float">
            <text:p>54990</text:p>
          </table:table-cell>
          <table:table-cell table:style-name="ce34" office:value-type="float" office:value="52641" calcext:value-type="float">
            <text:p>52641</text:p>
          </table:table-cell>
          <table:table-cell table:style-name="ce3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34" office:value-type="float" office:value="42867" calcext:value-type="float">
            <text:p>42867</text:p>
          </table:table-cell>
          <table:table-cell table:style-name="ce34" office:value-type="float" office:value="43699" calcext:value-type="float">
            <text:p>43699</text:p>
          </table:table-cell>
          <table:table-cell table:style-name="ce34" office:value-type="float" office:value="42590" calcext:value-type="float">
            <text:p>42590</text:p>
          </table:table-cell>
          <table:table-cell table:style-name="ce34" office:value-type="float" office:value="44000" calcext:value-type="float">
            <text:p>44000</text:p>
          </table:table-cell>
          <table:table-cell table:style-name="ce3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34" office:value-type="float" office:value="57696146" calcext:value-type="float">
            <text:p>57696146</text:p>
          </table:table-cell>
          <table:table-cell table:style-name="ce34" office:value-type="float" office:value="49424842" calcext:value-type="float">
            <text:p>49424842</text:p>
          </table:table-cell>
          <table:table-cell table:style-name="ce34" office:value-type="float" office:value="54011681" calcext:value-type="float">
            <text:p>54011681</text:p>
          </table:table-cell>
          <table:table-cell table:style-name="ce34" office:value-type="float" office:value="49450955" calcext:value-type="float">
            <text:p>49450955</text:p>
          </table:table-cell>
          <table:table-cell table:style-name="ce3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34" office:value-type="float" office:value="2462" calcext:value-type="float">
            <text:p>2462</text:p>
          </table:table-cell>
          <table:table-cell table:style-name="ce34" office:value-type="float" office:value="2964" calcext:value-type="float">
            <text:p>2964</text:p>
          </table:table-cell>
          <table:table-cell table:style-name="ce34" office:value-type="float" office:value="2370" calcext:value-type="float">
            <text:p>2370</text:p>
          </table:table-cell>
          <table:table-cell table:style-name="ce34" office:value-type="float" office:value="2451" calcext:value-type="float">
            <text:p>2451</text:p>
          </table:table-cell>
          <table:table-cell table:style-name="ce3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34" office:value-type="float" office:value="7693162" calcext:value-type="float">
            <text:p>7693162</text:p>
          </table:table-cell>
          <table:table-cell table:style-name="ce34" office:value-type="float" office:value="9128973" calcext:value-type="float">
            <text:p>9128973</text:p>
          </table:table-cell>
          <table:table-cell table:style-name="ce34" office:value-type="float" office:value="8456648" calcext:value-type="float">
            <text:p>8456648</text:p>
          </table:table-cell>
          <table:table-cell table:style-name="ce34" office:value-type="float" office:value="8379424" calcext:value-type="float">
            <text:p>8379424</text:p>
          </table:table-cell>
          <table:table-cell table:style-name="ce3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34" office:value-type="float" office:value="68277" calcext:value-type="float">
            <text:p>68277</text:p>
          </table:table-cell>
          <table:table-cell table:style-name="ce34" office:value-type="float" office:value="52416" calcext:value-type="float">
            <text:p>52416</text:p>
          </table:table-cell>
          <table:table-cell table:style-name="ce34" office:value-type="float" office:value="58581" calcext:value-type="float">
            <text:p>58581</text:p>
          </table:table-cell>
          <table:table-cell table:style-name="ce34" office:value-type="float" office:value="96027" calcext:value-type="float">
            <text:p>96027</text:p>
          </table:table-cell>
          <table:table-cell table:style-name="ce3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34" office:value-type="float" office:value="49467" calcext:value-type="float">
            <text:p>49467</text:p>
          </table:table-cell>
          <table:table-cell table:style-name="ce34" office:value-type="float" office:value="50222" calcext:value-type="float">
            <text:p>50222</text:p>
          </table:table-cell>
          <table:table-cell table:style-name="ce34" office:value-type="float" office:value="76015" calcext:value-type="float">
            <text:p>76015</text:p>
          </table:table-cell>
          <table:table-cell table:style-name="ce3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34" office:value-type="float" office:value="40810" calcext:value-type="float">
            <text:p>40810</text:p>
          </table:table-cell>
          <table:table-cell table:style-name="ce34" office:value-type="float" office:value="44234" calcext:value-type="float">
            <text:p>44234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282" calcext:value-type="float">
            <text:p>41282</text:p>
          </table:table-cell>
          <table:table-cell table:style-name="ce3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34" office:value-type="float" office:value="65671812" calcext:value-type="float">
            <text:p>65671812</text:p>
          </table:table-cell>
          <table:table-cell table:style-name="ce34" office:value-type="float" office:value="60139867" calcext:value-type="float">
            <text:p>60139867</text:p>
          </table:table-cell>
          <table:table-cell table:style-name="ce34" office:value-type="float" office:value="67727557" calcext:value-type="float">
            <text:p>67727557</text:p>
          </table:table-cell>
          <table:table-cell table:style-name="ce34" office:value-type="float" office:value="63237858" calcext:value-type="float">
            <text:p>63237858</text:p>
          </table:table-cell>
          <table:table-cell table:style-name="ce3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34" office:value-type="float" office:value="2776" calcext:value-type="float">
            <text:p>2776</text:p>
          </table:table-cell>
          <table:table-cell table:style-name="ce34" office:value-type="float" office:value="2784" calcext:value-type="float">
            <text:p>2784</text:p>
          </table:table-cell>
          <table:table-cell table:style-name="ce34" office:value-type="float" office:value="2653" calcext:value-type="float">
            <text:p>2653</text:p>
          </table:table-cell>
          <table:table-cell table:style-name="ce34" office:value-type="float" office:value="3014" calcext:value-type="float">
            <text:p>3014</text:p>
          </table:table-cell>
          <table:table-cell table:style-name="ce3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34" office:value-type="float" office:value="10129684" calcext:value-type="float">
            <text:p>10129684</text:p>
          </table:table-cell>
          <table:table-cell table:style-name="ce34" office:value-type="float" office:value="10969090" calcext:value-type="float">
            <text:p>10969090</text:p>
          </table:table-cell>
          <table:table-cell table:style-name="ce34" office:value-type="float" office:value="10660068" calcext:value-type="float">
            <text:p>10660068</text:p>
          </table:table-cell>
          <table:table-cell table:style-name="ce34" office:value-type="float" office:value="10845674" calcext:value-type="float">
            <text:p>10845674</text:p>
          </table:table-cell>
          <table:table-cell table:style-name="ce3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34" office:value-type="float" office:value="80742" calcext:value-type="float">
            <text:p>80742</text:p>
          </table:table-cell>
          <table:table-cell table:style-name="ce34" office:value-type="float" office:value="48149" calcext:value-type="float">
            <text:p>48149</text:p>
          </table:table-cell>
          <table:table-cell table:style-name="ce34" office:value-type="float" office:value="158502" calcext:value-type="float">
            <text:p>158502</text:p>
          </table:table-cell>
          <table:table-cell table:style-name="ce34" office:value-type="float" office:value="54692" calcext:value-type="float">
            <text:p>54692</text:p>
          </table:table-cell>
          <table:table-cell table:style-name="ce3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34" office:value-type="float" office:value="47271" calcext:value-type="float">
            <text:p>47271</text:p>
          </table:table-cell>
          <table:table-cell table:style-name="ce34" office:value-type="float" office:value="166342" calcext:value-type="float">
            <text:p>166342</text:p>
          </table:table-cell>
          <table:table-cell table:style-name="ce34" office:value-type="float" office:value="81850" calcext:value-type="float">
            <text:p>81850</text:p>
          </table:table-cell>
          <table:table-cell table:style-name="ce3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34" office:value-type="float" office:value="42897" calcext:value-type="float">
            <text:p>42897</text:p>
          </table:table-cell>
          <table:table-cell table:style-name="ce34" office:value-type="float" office:value="42166" calcext:value-type="float">
            <text:p>42166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549" calcext:value-type="float">
            <text:p>41549</text:p>
          </table:table-cell>
          <table:table-cell table:style-name="ce3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34" office:value-type="float" office:value="79952506" calcext:value-type="float">
            <text:p>79952506</text:p>
          </table:table-cell>
          <table:table-cell table:style-name="ce34" office:value-type="float" office:value="83635135" calcext:value-type="float">
            <text:p>83635135</text:p>
          </table:table-cell>
          <table:table-cell table:style-name="ce34" office:value-type="float" office:value="83851529" calcext:value-type="float">
            <text:p>83851529</text:p>
          </table:table-cell>
          <table:table-cell table:style-name="ce34" office:value-type="float" office:value="82601362" calcext:value-type="float">
            <text:p>82601362</text:p>
          </table:table-cell>
          <table:table-cell table:style-name="ce3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34" office:value-type="float" office:value="3645" calcext:value-type="float">
            <text:p>3645</text:p>
          </table:table-cell>
          <table:table-cell table:style-name="ce34" office:value-type="float" office:value="4847" calcext:value-type="float">
            <text:p>4847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3301" calcext:value-type="float">
            <text:p>3301</text:p>
          </table:table-cell>
          <table:table-cell table:style-name="ce3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34" office:value-type="float" office:value="12938671" calcext:value-type="float">
            <text:p>12938671</text:p>
          </table:table-cell>
          <table:table-cell table:style-name="ce34" office:value-type="float" office:value="13317165" calcext:value-type="float">
            <text:p>13317165</text:p>
          </table:table-cell>
          <table:table-cell table:style-name="ce34" office:value-type="float" office:value="13239277" calcext:value-type="float">
            <text:p>13239277</text:p>
          </table:table-cell>
          <table:table-cell table:style-name="ce34" office:value-type="float" office:value="13267189" calcext:value-type="float">
            <text:p>13267189</text:p>
          </table:table-cell>
          <table:table-cell table:style-name="ce3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34" office:value-type="float" office:value="95915" calcext:value-type="float">
            <text:p>95915</text:p>
          </table:table-cell>
          <table:table-cell table:style-name="ce34" office:value-type="float" office:value="145970" calcext:value-type="float">
            <text:p>145970</text:p>
          </table:table-cell>
          <table:table-cell table:style-name="ce34" office:value-type="float" office:value="180985" calcext:value-type="float">
            <text:p>180985</text:p>
          </table:table-cell>
          <table:table-cell table:style-name="ce34" office:value-type="float" office:value="60748" calcext:value-type="float">
            <text:p>60748</text:p>
          </table:table-cell>
          <table:table-cell table:style-name="ce3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34" office:value-type="float" office:value="155961" calcext:value-type="float">
            <text:p>155961</text:p>
          </table:table-cell>
          <table:table-cell table:style-name="ce34" office:value-type="float" office:value="133717" calcext:value-type="float">
            <text:p>133717</text:p>
          </table:table-cell>
          <table:table-cell table:style-name="ce34" office:value-type="float" office:value="103283" calcext:value-type="float">
            <text:p>103283</text:p>
          </table:table-cell>
          <table:table-cell table:style-name="ce3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34" office:value-type="float" office:value="41943" calcext:value-type="float">
            <text:p>41943</text:p>
          </table:table-cell>
          <table:table-cell table:style-name="ce34" office:value-type="float" office:value="42058" calcext:value-type="float">
            <text:p>42058</text:p>
          </table:table-cell>
          <table:table-cell table:style-name="ce34" office:value-type="float" office:value="42493" calcext:value-type="float">
            <text:p>42493</text:p>
          </table:table-cell>
          <table:table-cell table:style-name="ce34" office:value-type="float" office:value="43342" calcext:value-type="float">
            <text:p>43342</text:p>
          </table:table-cell>
          <table:table-cell table:style-name="ce3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34" office:value-type="float" office:value="94369118" calcext:value-type="float">
            <text:p>94369118</text:p>
          </table:table-cell>
          <table:table-cell table:style-name="ce34" office:value-type="float" office:value="110593264" calcext:value-type="float">
            <text:p>110593264</text:p>
          </table:table-cell>
          <table:table-cell table:style-name="ce34" office:value-type="float" office:value="101541190" calcext:value-type="float">
            <text:p>101541190</text:p>
          </table:table-cell>
          <table:table-cell table:style-name="ce34" office:value-type="float" office:value="114013129" calcext:value-type="float">
            <text:p>114013129</text:p>
          </table:table-cell>
          <table:table-cell table:style-name="ce3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34" office:value-type="float" office:value="6460" calcext:value-type="float">
            <text:p>6460</text:p>
          </table:table-cell>
          <table:table-cell table:style-name="ce34" office:value-type="float" office:value="4937" calcext:value-type="float">
            <text:p>4937</text:p>
          </table:table-cell>
          <table:table-cell table:style-name="ce34" office:value-type="float" office:value="3161" calcext:value-type="float">
            <text:p>3161</text:p>
          </table:table-cell>
          <table:table-cell table:style-name="ce34" office:value-type="float" office:value="3312" calcext:value-type="float">
            <text:p>3312</text:p>
          </table:table-cell>
          <table:table-cell table:style-name="ce3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34" office:value-type="float" office:value="16070452" calcext:value-type="float">
            <text:p>16070452</text:p>
          </table:table-cell>
          <table:table-cell table:style-name="ce34" office:value-type="float" office:value="16442448" calcext:value-type="float">
            <text:p>16442448</text:p>
          </table:table-cell>
          <table:table-cell table:style-name="ce34" office:value-type="float" office:value="15830771" calcext:value-type="float">
            <text:p>15830771</text:p>
          </table:table-cell>
          <table:table-cell table:style-name="ce34" office:value-type="float" office:value="15869785" calcext:value-type="float">
            <text:p>15869785</text:p>
          </table:table-cell>
          <table:table-cell table:style-name="ce3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34" office:value-type="float" office:value="113942" calcext:value-type="float">
            <text:p>113942</text:p>
          </table:table-cell>
          <table:table-cell table:style-name="ce34" office:value-type="float" office:value="74030" calcext:value-type="float">
            <text:p>74030</text:p>
          </table:table-cell>
          <table:table-cell table:style-name="ce34" office:value-type="float" office:value="173150" calcext:value-type="float">
            <text:p>173150</text:p>
          </table:table-cell>
          <table:table-cell table:style-name="ce34" office:value-type="float" office:value="80681" calcext:value-type="float">
            <text:p>80681</text:p>
          </table:table-cell>
          <table:table-cell table:style-name="ce3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34" office:value-type="float" office:value="75268" calcext:value-type="float">
            <text:p>75268</text:p>
          </table:table-cell>
          <table:table-cell table:style-name="ce34" office:value-type="float" office:value="111136" calcext:value-type="float">
            <text:p>111136</text:p>
          </table:table-cell>
          <table:table-cell table:style-name="ce34" office:value-type="float" office:value="113667" calcext:value-type="float">
            <text:p>113667</text:p>
          </table:table-cell>
          <table:table-cell table:style-name="ce3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3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34" office:value-type="float" office:value="41693" calcext:value-type="float">
            <text:p>41693</text:p>
          </table:table-cell>
          <table:table-cell table:style-name="ce34" office:value-type="float" office:value="41719" calcext:value-type="float">
            <text:p>41719</text:p>
          </table:table-cell>
          <table:table-cell table:style-name="ce34" office:value-type="float" office:value="42056" calcext:value-type="float">
            <text:p>42056</text:p>
          </table:table-cell>
          <table:table-cell table:style-name="ce34" office:value-type="float" office:value="42261" calcext:value-type="float">
            <text:p>42261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34" office:value-type="float" office:value="117082464" calcext:value-type="float">
            <text:p>117082464</text:p>
          </table:table-cell>
          <table:table-cell table:style-name="ce34" office:value-type="float" office:value="130224974" calcext:value-type="float">
            <text:p>130224974</text:p>
          </table:table-cell>
          <table:table-cell table:style-name="ce34" office:value-type="float" office:value="119029250" calcext:value-type="float">
            <text:p>119029250</text:p>
          </table:table-cell>
          <table:table-cell table:style-name="ce34" office:value-type="float" office:value="129388231" calcext:value-type="float">
            <text:p>129388231</text:p>
          </table:table-cell>
          <table:table-cell table:style-name="ce3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34" office:value-type="float" office:value="7738" calcext:value-type="float">
            <text:p>7738</text:p>
          </table:table-cell>
          <table:table-cell table:style-name="ce34" office:value-type="float" office:value="6581" calcext:value-type="float">
            <text:p>6581</text:p>
          </table:table-cell>
          <table:table-cell table:style-name="ce34" office:value-type="float" office:value="3277" calcext:value-type="float">
            <text:p>3277</text:p>
          </table:table-cell>
          <table:table-cell table:style-name="ce34" office:value-type="float" office:value="3571" calcext:value-type="float">
            <text:p>3571</text:p>
          </table:table-cell>
          <table:table-cell table:style-name="ce3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34" office:value-type="float" office:value="19611210" calcext:value-type="float">
            <text:p>19611210</text:p>
          </table:table-cell>
          <table:table-cell table:style-name="ce34" office:value-type="float" office:value="20417101" calcext:value-type="float">
            <text:p>20417101</text:p>
          </table:table-cell>
          <table:table-cell table:style-name="ce34" office:value-type="float" office:value="18955152" calcext:value-type="float">
            <text:p>18955152</text:p>
          </table:table-cell>
          <table:table-cell table:style-name="ce34" office:value-type="float" office:value="18776600" calcext:value-type="float">
            <text:p>18776600</text:p>
          </table:table-cell>
          <table:table-cell table:style-name="ce3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34" office:value-type="float" office:value="131169" calcext:value-type="float">
            <text:p>131169</text:p>
          </table:table-cell>
          <table:table-cell table:style-name="ce34" office:value-type="float" office:value="83397" calcext:value-type="float">
            <text:p>83397</text:p>
          </table:table-cell>
          <table:table-cell table:style-name="ce34" office:value-type="float" office:value="163545" calcext:value-type="float">
            <text:p>163545</text:p>
          </table:table-cell>
          <table:table-cell table:style-name="ce34" office:value-type="float" office:value="117513" calcext:value-type="float">
            <text:p>117513</text:p>
          </table:table-cell>
          <table:table-cell table:style-name="ce3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34" office:value-type="float" office:value="116893" calcext:value-type="float">
            <text:p>116893</text:p>
          </table:table-cell>
          <table:table-cell table:style-name="ce34" office:value-type="float" office:value="87217" calcext:value-type="float">
            <text:p>87217</text:p>
          </table:table-cell>
          <table:table-cell table:style-name="ce34" office:value-type="float" office:value="129782" calcext:value-type="float">
            <text:p>129782</text:p>
          </table:table-cell>
          <table:table-cell table:style-name="ce3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34" office:value-type="float" office:value="42019" calcext:value-type="float">
            <text:p>42019</text:p>
          </table:table-cell>
          <table:table-cell table:style-name="ce34" office:value-type="float" office:value="40721" calcext:value-type="float">
            <text:p>40721</text:p>
          </table:table-cell>
          <table:table-cell table:style-name="ce34" office:value-type="float" office:value="40992" calcext:value-type="float">
            <text:p>40992</text:p>
          </table:table-cell>
          <table:table-cell table:style-name="ce34" office:value-type="float" office:value="41400" calcext:value-type="float">
            <text:p>41400</text:p>
          </table:table-cell>
          <table:table-cell table:style-name="ce3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34" office:value-type="float" office:value="143138453" calcext:value-type="float">
            <text:p>143138453</text:p>
          </table:table-cell>
          <table:table-cell table:style-name="ce34" office:value-type="float" office:value="133006214" calcext:value-type="float">
            <text:p>133006214</text:p>
          </table:table-cell>
          <table:table-cell table:style-name="ce34" office:value-type="float" office:value="144539327" calcext:value-type="float">
            <text:p>144539327</text:p>
          </table:table-cell>
          <table:table-cell table:style-name="ce34" office:value-type="float" office:value="174737311" calcext:value-type="float">
            <text:p>174737311</text:p>
          </table:table-cell>
          <table:table-cell table:style-name="ce3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34" office:value-type="float" office:value="6702" calcext:value-type="float">
            <text:p>6702</text:p>
          </table:table-cell>
          <table:table-cell table:style-name="ce34" office:value-type="float" office:value="7224" calcext:value-type="float">
            <text:p>7224</text:p>
          </table:table-cell>
          <table:table-cell table:style-name="ce34" office:value-type="float" office:value="3719" calcext:value-type="float">
            <text:p>3719</text:p>
          </table:table-cell>
          <table:table-cell table:style-name="ce34" office:value-type="float" office:value="3954" calcext:value-type="float">
            <text:p>3954</text:p>
          </table:table-cell>
          <table:table-cell table:style-name="ce3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34" office:value-type="float" office:value="22837125" calcext:value-type="float">
            <text:p>22837125</text:p>
          </table:table-cell>
          <table:table-cell table:style-name="ce34" office:value-type="float" office:value="23796567" calcext:value-type="float">
            <text:p>23796567</text:p>
          </table:table-cell>
          <table:table-cell table:style-name="ce34" office:value-type="float" office:value="22153764" calcext:value-type="float">
            <text:p>22153764</text:p>
          </table:table-cell>
          <table:table-cell table:style-name="ce34" office:value-type="float" office:value="21876041" calcext:value-type="float">
            <text:p>21876041</text:p>
          </table:table-cell>
          <table:table-cell table:style-name="ce3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34" office:value-type="float" office:value="172109" calcext:value-type="float">
            <text:p>172109</text:p>
          </table:table-cell>
          <table:table-cell table:style-name="ce34" office:value-type="float" office:value="174972" calcext:value-type="float">
            <text:p>174972</text:p>
          </table:table-cell>
          <table:table-cell table:style-name="ce34" office:value-type="float" office:value="142021" calcext:value-type="float">
            <text:p>142021</text:p>
          </table:table-cell>
          <table:table-cell table:style-name="ce34" office:value-type="float" office:value="133338" calcext:value-type="float">
            <text:p>133338</text:p>
          </table:table-cell>
          <table:table-cell table:style-name="ce3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34" office:value-type="float" office:value="101155" calcext:value-type="float">
            <text:p>101155</text:p>
          </table:table-cell>
          <table:table-cell table:style-name="ce34" office:value-type="float" office:value="186480" calcext:value-type="float">
            <text:p>186480</text:p>
          </table:table-cell>
          <table:table-cell table:style-name="ce34" office:value-type="float" office:value="125648" calcext:value-type="float">
            <text:p>125648</text:p>
          </table:table-cell>
          <table:table-cell table:style-name="ce3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34" office:value-type="float" office:value="42612" calcext:value-type="float">
            <text:p>42612</text:p>
          </table:table-cell>
          <table:table-cell table:style-name="ce34" office:value-type="float" office:value="43075" calcext:value-type="float">
            <text:p>43075</text:p>
          </table:table-cell>
          <table:table-cell table:style-name="ce34" office:value-type="float" office:value="43282" calcext:value-type="float">
            <text:p>43282</text:p>
          </table:table-cell>
          <table:table-cell table:style-name="ce34" office:value-type="float" office:value="42958" calcext:value-type="float">
            <text:p>42958</text:p>
          </table:table-cell>
          <table:table-cell table:style-name="ce3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34" office:value-type="float" office:value="171923649" calcext:value-type="float">
            <text:p>171923649</text:p>
          </table:table-cell>
          <table:table-cell table:style-name="ce34" office:value-type="float" office:value="159485050" calcext:value-type="float">
            <text:p>159485050</text:p>
          </table:table-cell>
          <table:table-cell table:style-name="ce34" office:value-type="float" office:value="161219115" calcext:value-type="float">
            <text:p>161219115</text:p>
          </table:table-cell>
          <table:table-cell table:style-name="ce34" office:value-type="float" office:value="192795212" calcext:value-type="float">
            <text:p>192795212</text:p>
          </table:table-cell>
          <table:table-cell table:style-name="ce3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34" office:value-type="float" office:value="4756" calcext:value-type="float">
            <text:p>4756</text:p>
          </table:table-cell>
          <table:table-cell table:style-name="ce34" office:value-type="float" office:value="8375" calcext:value-type="float">
            <text:p>8375</text:p>
          </table:table-cell>
          <table:table-cell table:style-name="ce34" office:value-type="float" office:value="4198" calcext:value-type="float">
            <text:p>4198</text:p>
          </table:table-cell>
          <table:table-cell table:style-name="ce34" office:value-type="float" office:value="5680" calcext:value-type="float">
            <text:p>5680</text:p>
          </table:table-cell>
          <table:table-cell table:style-name="ce3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34" office:value-type="float" office:value="26905071" calcext:value-type="float">
            <text:p>26905071</text:p>
          </table:table-cell>
          <table:table-cell table:style-name="ce34" office:value-type="float" office:value="27446349" calcext:value-type="float">
            <text:p>27446349</text:p>
          </table:table-cell>
          <table:table-cell table:style-name="ce34" office:value-type="float" office:value="26196419" calcext:value-type="float">
            <text:p>26196419</text:p>
          </table:table-cell>
          <table:table-cell table:style-name="ce34" office:value-type="float" office:value="25355497" calcext:value-type="float">
            <text:p>25355497</text:p>
          </table:table-cell>
          <table:table-cell table:style-name="ce3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34" office:value-type="float" office:value="139118" calcext:value-type="float">
            <text:p>139118</text:p>
          </table:table-cell>
          <table:table-cell table:style-name="ce34" office:value-type="float" office:value="108083" calcext:value-type="float">
            <text:p>108083</text:p>
          </table:table-cell>
          <table:table-cell table:style-name="ce34" office:value-type="float" office:value="150900" calcext:value-type="float">
            <text:p>150900</text:p>
          </table:table-cell>
          <table:table-cell table:style-name="ce34" office:value-type="float" office:value="144861" calcext:value-type="float">
            <text:p>144861</text:p>
          </table:table-cell>
          <table:table-cell table:style-name="ce3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34" office:value-type="float" office:value="113309" calcext:value-type="float">
            <text:p>113309</text:p>
          </table:table-cell>
          <table:table-cell table:style-name="ce34" office:value-type="float" office:value="159633" calcext:value-type="float">
            <text:p>159633</text:p>
          </table:table-cell>
          <table:table-cell table:style-name="ce34" office:value-type="float" office:value="136685" calcext:value-type="float">
            <text:p>136685</text:p>
          </table:table-cell>
          <table:table-cell table:style-name="ce3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34" office:value-type="float" office:value="42328" calcext:value-type="float">
            <text:p>42328</text:p>
          </table:table-cell>
          <table:table-cell table:style-name="ce34" office:value-type="float" office:value="41864" calcext:value-type="float">
            <text:p>41864</text:p>
          </table:table-cell>
          <table:table-cell table:style-name="ce34" office:value-type="float" office:value="42183" calcext:value-type="float">
            <text:p>42183</text:p>
          </table:table-cell>
          <table:table-cell table:style-name="ce34" office:value-type="float" office:value="43414" calcext:value-type="float">
            <text:p>43414</text:p>
          </table:table-cell>
          <table:table-cell table:style-name="ce3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34" office:value-type="float" office:value="236822570" calcext:value-type="float">
            <text:p>236822570</text:p>
          </table:table-cell>
          <table:table-cell table:style-name="ce34" office:value-type="float" office:value="211299533" calcext:value-type="float">
            <text:p>211299533</text:p>
          </table:table-cell>
          <table:table-cell table:style-name="ce34" office:value-type="float" office:value="196541282" calcext:value-type="float">
            <text:p>196541282</text:p>
          </table:table-cell>
          <table:table-cell table:style-name="ce34" office:value-type="float" office:value="234925350" calcext:value-type="float">
            <text:p>234925350</text:p>
          </table:table-cell>
          <table:table-cell table:style-name="ce3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8900" calcext:value-type="float">
            <text:p>8900</text:p>
          </table:table-cell>
          <table:table-cell table:style-name="ce34" office:value-type="float" office:value="4332" calcext:value-type="float">
            <text:p>4332</text:p>
          </table:table-cell>
          <table:table-cell table:style-name="ce34" office:value-type="float" office:value="4669" calcext:value-type="float">
            <text:p>4669</text:p>
          </table:table-cell>
          <table:table-cell table:style-name="ce3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34" office:value-type="float" office:value="30484054" calcext:value-type="float">
            <text:p>30484054</text:p>
          </table:table-cell>
          <table:table-cell table:style-name="ce34" office:value-type="float" office:value="34323501" calcext:value-type="float">
            <text:p>34323501</text:p>
          </table:table-cell>
          <table:table-cell table:style-name="ce34" office:value-type="float" office:value="29525767" calcext:value-type="float">
            <text:p>29525767</text:p>
          </table:table-cell>
          <table:table-cell table:style-name="ce34" office:value-type="float" office:value="33452304" calcext:value-type="float">
            <text:p>33452304</text:p>
          </table:table-cell>
          <table:table-cell table:style-name="ce3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34" office:value-type="float" office:value="198423" calcext:value-type="float">
            <text:p>198423</text:p>
          </table:table-cell>
          <table:table-cell table:style-name="ce34" office:value-type="float" office:value="152149" calcext:value-type="float">
            <text:p>152149</text:p>
          </table:table-cell>
          <table:table-cell table:style-name="ce34" office:value-type="float" office:value="163662" calcext:value-type="float">
            <text:p>163662</text:p>
          </table:table-cell>
          <table:table-cell table:style-name="ce34" office:value-type="float" office:value="160334" calcext:value-type="float">
            <text:p>160334</text:p>
          </table:table-cell>
          <table:table-cell table:style-name="ce3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114522" calcext:value-type="float">
            <text:p>114522</text:p>
          </table:table-cell>
          <table:table-cell table:style-name="ce34" office:value-type="float" office:value="152216" calcext:value-type="float">
            <text:p>152216</text:p>
          </table:table-cell>
          <table:table-cell table:style-name="ce3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34" office:value-type="float" office:value="42889" calcext:value-type="float">
            <text:p>42889</text:p>
          </table:table-cell>
          <table:table-cell table:style-name="ce34" office:value-type="float" office:value="41695" calcext:value-type="float">
            <text:p>41695</text:p>
          </table:table-cell>
          <table:table-cell table:style-name="ce34" office:value-type="float" office:value="41569" calcext:value-type="float">
            <text:p>41569</text:p>
          </table:table-cell>
          <table:table-cell table:style-name="ce34" office:value-type="float" office:value="41525" calcext:value-type="float">
            <text:p>41525</text:p>
          </table:table-cell>
          <table:table-cell table:style-name="ce3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34" office:value-type="float" office:value="235185242" calcext:value-type="float">
            <text:p>235185242</text:p>
          </table:table-cell>
          <table:table-cell table:style-name="ce34" office:value-type="float" office:value="242834010" calcext:value-type="float">
            <text:p>242834010</text:p>
          </table:table-cell>
          <table:table-cell table:style-name="ce34" office:value-type="float" office:value="209212724" calcext:value-type="float">
            <text:p>209212724</text:p>
          </table:table-cell>
          <table:table-cell table:style-name="ce34" office:value-type="float" office:value="246924865" calcext:value-type="float">
            <text:p>246924865</text:p>
          </table:table-cell>
          <table:table-cell table:style-name="ce3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34" office:value-type="float" office:value="5653" calcext:value-type="float">
            <text:p>5653</text:p>
          </table:table-cell>
          <table:table-cell table:style-name="ce34" office:value-type="float" office:value="9036" calcext:value-type="float">
            <text:p>9036</text:p>
          </table:table-cell>
          <table:table-cell table:style-name="ce34" office:value-type="float" office:value="4423" calcext:value-type="float">
            <text:p>4423</text:p>
          </table:table-cell>
          <table:table-cell table:style-name="ce34" office:value-type="float" office:value="5150" calcext:value-type="float">
            <text:p>5150</text:p>
          </table:table-cell>
          <table:table-cell table:style-name="ce3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34" office:value-type="float" office:value="38956281" calcext:value-type="float">
            <text:p>38956281</text:p>
          </table:table-cell>
          <table:table-cell table:style-name="ce34" office:value-type="float" office:value="35609907" calcext:value-type="float">
            <text:p>35609907</text:p>
          </table:table-cell>
          <table:table-cell table:style-name="ce34" office:value-type="float" office:value="33749787" calcext:value-type="float">
            <text:p>33749787</text:p>
          </table:table-cell>
          <table:table-cell table:style-name="ce34" office:value-type="float" office:value="33072581" calcext:value-type="float">
            <text:p>33072581</text:p>
          </table:table-cell>
          <table:table-cell table:style-name="ce3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34" office:value-type="float" office:value="187121" calcext:value-type="float">
            <text:p>187121</text:p>
          </table:table-cell>
          <table:table-cell table:style-name="ce34" office:value-type="float" office:value="177905" calcext:value-type="float">
            <text:p>177905</text:p>
          </table:table-cell>
          <table:table-cell table:style-name="ce34" office:value-type="float" office:value="184108" calcext:value-type="float">
            <text:p>184108</text:p>
          </table:table-cell>
          <table:table-cell table:style-name="ce34" office:value-type="float" office:value="202200" calcext:value-type="float">
            <text:p>202200</text:p>
          </table:table-cell>
          <table:table-cell table:style-name="ce3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34" office:value-type="float" office:value="178390" calcext:value-type="float">
            <text:p>178390</text:p>
          </table:table-cell>
          <table:table-cell table:style-name="ce34" office:value-type="float" office:value="198474" calcext:value-type="float">
            <text:p>198474</text:p>
          </table:table-cell>
          <table:table-cell table:style-name="ce34" office:value-type="float" office:value="247451" calcext:value-type="float">
            <text:p>247451</text:p>
          </table:table-cell>
          <table:table-cell table:style-name="ce3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34" office:value-type="float" office:value="42801" calcext:value-type="float">
            <text:p>42801</text:p>
          </table:table-cell>
          <table:table-cell table:style-name="ce34" office:value-type="float" office:value="41771" calcext:value-type="float">
            <text:p>41771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5828" calcext:value-type="float">
            <text:p>45828</text:p>
          </table:table-cell>
          <table:table-cell table:style-name="ce3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34" office:value-type="float" office:value="257230790" calcext:value-type="float">
            <text:p>257230790</text:p>
          </table:table-cell>
          <table:table-cell table:style-name="ce34" office:value-type="float" office:value="299266082" calcext:value-type="float">
            <text:p>299266082</text:p>
          </table:table-cell>
          <table:table-cell table:style-name="ce34" office:value-type="float" office:value="232535587" calcext:value-type="float">
            <text:p>232535587</text:p>
          </table:table-cell>
          <table:table-cell table:style-name="ce34" office:value-type="float" office:value="286216772" calcext:value-type="float">
            <text:p>286216772</text:p>
          </table:table-cell>
          <table:table-cell table:style-name="ce3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34" office:value-type="float" office:value="9644" calcext:value-type="float">
            <text:p>9644</text:p>
          </table:table-cell>
          <table:table-cell table:style-name="ce34" office:value-type="float" office:value="6248" calcext:value-type="float">
            <text:p>6248</text:p>
          </table:table-cell>
          <table:table-cell table:style-name="ce34" office:value-type="float" office:value="5116" calcext:value-type="float">
            <text:p>5116</text:p>
          </table:table-cell>
          <table:table-cell table:style-name="ce34" office:value-type="float" office:value="7219" calcext:value-type="float">
            <text:p>7219</text:p>
          </table:table-cell>
          <table:table-cell table:style-name="ce3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34" office:value-type="float" office:value="39931861" calcext:value-type="float">
            <text:p>39931861</text:p>
          </table:table-cell>
          <table:table-cell table:style-name="ce34" office:value-type="float" office:value="40742431" calcext:value-type="float">
            <text:p>40742431</text:p>
          </table:table-cell>
          <table:table-cell table:style-name="ce34" office:value-type="float" office:value="37651727" calcext:value-type="float">
            <text:p>37651727</text:p>
          </table:table-cell>
          <table:table-cell table:style-name="ce34" office:value-type="float" office:value="37543131" calcext:value-type="float">
            <text:p>37543131</text:p>
          </table:table-cell>
          <table:table-cell table:style-name="ce3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34" office:value-type="float" office:value="271504" calcext:value-type="float">
            <text:p>271504</text:p>
          </table:table-cell>
          <table:table-cell table:style-name="ce34" office:value-type="float" office:value="206655" calcext:value-type="float">
            <text:p>206655</text:p>
          </table:table-cell>
          <table:table-cell table:style-name="ce34" office:value-type="float" office:value="222131" calcext:value-type="float">
            <text:p>222131</text:p>
          </table:table-cell>
          <table:table-cell table:style-name="ce34" office:value-type="float" office:value="244869" calcext:value-type="float">
            <text:p>244869</text:p>
          </table:table-cell>
          <table:table-cell table:style-name="ce3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34" office:value-type="float" office:value="249366" calcext:value-type="float">
            <text:p>249366</text:p>
          </table:table-cell>
          <table:table-cell table:style-name="ce34" office:value-type="float" office:value="188229" calcext:value-type="float">
            <text:p>188229</text:p>
          </table:table-cell>
          <table:table-cell table:style-name="ce34" office:value-type="float" office:value="148977" calcext:value-type="float">
            <text:p>148977</text:p>
          </table:table-cell>
          <table:table-cell table:style-name="ce3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34" office:value-type="float" office:value="46657" calcext:value-type="float">
            <text:p>46657</text:p>
          </table:table-cell>
          <table:table-cell table:style-name="ce34" office:value-type="float" office:value="44376" calcext:value-type="float">
            <text:p>44376</text:p>
          </table:table-cell>
          <table:table-cell table:style-name="ce34" office:value-type="float" office:value="42776" calcext:value-type="float">
            <text:p>42776</text:p>
          </table:table-cell>
          <table:table-cell table:style-name="ce34" office:value-type="float" office:value="45325" calcext:value-type="float">
            <text:p>45325</text:p>
          </table:table-cell>
          <table:table-cell table:style-name="ce3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34" office:value-type="float" office:value="268279791" calcext:value-type="float">
            <text:p>268279791</text:p>
          </table:table-cell>
          <table:table-cell table:style-name="ce34" office:value-type="float" office:value="309295933" calcext:value-type="float">
            <text:p>309295933</text:p>
          </table:table-cell>
          <table:table-cell table:style-name="ce34" office:value-type="float" office:value="264168504" calcext:value-type="float">
            <text:p>264168504</text:p>
          </table:table-cell>
          <table:table-cell table:style-name="ce34" office:value-type="float" office:value="317504241" calcext:value-type="float">
            <text:p>317504241</text:p>
          </table:table-cell>
          <table:table-cell table:style-name="ce3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34" office:value-type="float" office:value="6423" calcext:value-type="float">
            <text:p>6423</text:p>
          </table:table-cell>
          <table:table-cell table:style-name="ce34" office:value-type="float" office:value="6132" calcext:value-type="float">
            <text:p>6132</text:p>
          </table:table-cell>
          <table:table-cell table:style-name="ce34" office:value-type="float" office:value="5036" calcext:value-type="float">
            <text:p>5036</text:p>
          </table:table-cell>
          <table:table-cell table:style-name="ce34" office:value-type="float" office:value="5915" calcext:value-type="float">
            <text:p>5915</text:p>
          </table:table-cell>
          <table:table-cell table:style-name="ce3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34" office:value-type="float" office:value="44565156" calcext:value-type="float">
            <text:p>44565156</text:p>
          </table:table-cell>
          <table:table-cell table:style-name="ce34" office:value-type="float" office:value="46519696" calcext:value-type="float">
            <text:p>46519696</text:p>
          </table:table-cell>
          <table:table-cell table:style-name="ce34" office:value-type="float" office:value="41757683" calcext:value-type="float">
            <text:p>41757683</text:p>
          </table:table-cell>
          <table:table-cell table:style-name="ce34" office:value-type="float" office:value="42110021" calcext:value-type="float">
            <text:p>42110021</text:p>
          </table:table-cell>
          <table:table-cell table:style-name="ce3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69503" calcext:value-type="float">
            <text:p>269503</text:p>
          </table:table-cell>
          <table:table-cell table:style-name="ce34" office:value-type="float" office:value="219899" calcext:value-type="float">
            <text:p>219899</text:p>
          </table:table-cell>
          <table:table-cell table:style-name="ce34" office:value-type="float" office:value="305133" calcext:value-type="float">
            <text:p>305133</text:p>
          </table:table-cell>
          <table:table-cell table:style-name="ce3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34" office:value-type="float" office:value="212776" calcext:value-type="float">
            <text:p>212776</text:p>
          </table:table-cell>
          <table:table-cell table:style-name="ce34" office:value-type="float" office:value="325393" calcext:value-type="float">
            <text:p>325393</text:p>
          </table:table-cell>
          <table:table-cell table:style-name="ce34" office:value-type="float" office:value="208281" calcext:value-type="float">
            <text:p>208281</text:p>
          </table:table-cell>
          <table:table-cell table:style-name="ce3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34" office:value-type="float" office:value="45834" calcext:value-type="float">
            <text:p>45834</text:p>
          </table:table-cell>
          <table:table-cell table:style-name="ce34" office:value-type="float" office:value="41576" calcext:value-type="float">
            <text:p>41576</text:p>
          </table:table-cell>
          <table:table-cell table:style-name="ce34" office:value-type="float" office:value="41148" calcext:value-type="float">
            <text:p>41148</text:p>
          </table:table-cell>
          <table:table-cell table:style-name="ce34" office:value-type="float" office:value="44294" calcext:value-type="float">
            <text:p>44294</text:p>
          </table:table-cell>
          <table:table-cell table:style-name="ce3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34" office:value-type="float" office:value="297971920" calcext:value-type="float">
            <text:p>297971920</text:p>
          </table:table-cell>
          <table:table-cell table:style-name="ce34" office:value-type="float" office:value="318119515" calcext:value-type="float">
            <text:p>318119515</text:p>
          </table:table-cell>
          <table:table-cell table:style-name="ce34" office:value-type="float" office:value="279293623" calcext:value-type="float">
            <text:p>279293623</text:p>
          </table:table-cell>
          <table:table-cell table:style-name="ce34" office:value-type="float" office:value="364472192" calcext:value-type="float">
            <text:p>364472192</text:p>
          </table:table-cell>
          <table:table-cell table:style-name="ce3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34" office:value-type="float" office:value="6620" calcext:value-type="float">
            <text:p>6620</text:p>
          </table:table-cell>
          <table:table-cell table:style-name="ce34" office:value-type="float" office:value="8135" calcext:value-type="float">
            <text:p>8135</text:p>
          </table:table-cell>
          <table:table-cell table:style-name="ce34" office:value-type="float" office:value="5743" calcext:value-type="float">
            <text:p>5743</text:p>
          </table:table-cell>
          <table:table-cell table:style-name="ce34" office:value-type="float" office:value="6258" calcext:value-type="float">
            <text:p>6258</text:p>
          </table:table-cell>
          <table:table-cell table:style-name="ce3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34" office:value-type="float" office:value="47952894" calcext:value-type="float">
            <text:p>47952894</text:p>
          </table:table-cell>
          <table:table-cell table:style-name="ce34" office:value-type="float" office:value="50590605" calcext:value-type="float">
            <text:p>50590605</text:p>
          </table:table-cell>
          <table:table-cell table:style-name="ce34" office:value-type="float" office:value="46655654" calcext:value-type="float">
            <text:p>46655654</text:p>
          </table:table-cell>
          <table:table-cell table:style-name="ce34" office:value-type="float" office:value="46601110" calcext:value-type="float">
            <text:p>46601110</text:p>
          </table:table-cell>
          <table:table-cell table:style-name="ce3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34" office:value-type="float" office:value="316218" calcext:value-type="float">
            <text:p>316218</text:p>
          </table:table-cell>
          <table:table-cell table:style-name="ce34" office:value-type="float" office:value="331281" calcext:value-type="float">
            <text:p>331281</text:p>
          </table:table-cell>
          <table:table-cell table:style-name="ce34" office:value-type="float" office:value="251316" calcext:value-type="float">
            <text:p>251316</text:p>
          </table:table-cell>
          <table:table-cell table:style-name="ce34" office:value-type="float" office:value="250891" calcext:value-type="float">
            <text:p>250891</text:p>
          </table:table-cell>
          <table:table-cell table:style-name="ce3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34" office:value-type="float" office:value="256645" calcext:value-type="float">
            <text:p>256645</text:p>
          </table:table-cell>
          <table:table-cell table:style-name="ce34" office:value-type="float" office:value="248020" calcext:value-type="float">
            <text:p>248020</text:p>
          </table:table-cell>
          <table:table-cell table:style-name="ce34" office:value-type="float" office:value="356030" calcext:value-type="float">
            <text:p>356030</text:p>
          </table:table-cell>
          <table:table-cell table:style-name="ce3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34" office:value-type="float" office:value="47481" calcext:value-type="float">
            <text:p>47481</text:p>
          </table:table-cell>
          <table:table-cell table:style-name="ce34" office:value-type="float" office:value="41221" calcext:value-type="float">
            <text:p>41221</text:p>
          </table:table-cell>
          <table:table-cell table:style-name="ce34" office:value-type="float" office:value="42425" calcext:value-type="float">
            <text:p>42425</text:p>
          </table:table-cell>
          <table:table-cell table:style-name="ce34" office:value-type="float" office:value="41617" calcext:value-type="float">
            <text:p>41617</text:p>
          </table:table-cell>
          <table:table-cell table:style-name="ce3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34" office:value-type="float" office:value="319627454" calcext:value-type="float">
            <text:p>319627454</text:p>
          </table:table-cell>
          <table:table-cell table:style-name="ce34" office:value-type="float" office:value="332989991" calcext:value-type="float">
            <text:p>332989991</text:p>
          </table:table-cell>
          <table:table-cell table:style-name="ce34" office:value-type="float" office:value="320854904" calcext:value-type="float">
            <text:p>320854904</text:p>
          </table:table-cell>
          <table:table-cell table:style-name="ce34" office:value-type="float" office:value="350788220" calcext:value-type="float">
            <text:p>350788220</text:p>
          </table:table-cell>
          <table:table-cell table:style-name="ce3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185" calcext:value-type="float">
            <text:p>6185</text:p>
          </table:table-cell>
          <table:table-cell table:style-name="ce34" office:value-type="float" office:value="7144" calcext:value-type="float">
            <text:p>7144</text:p>
          </table:table-cell>
          <table:table-cell table:style-name="ce34" office:value-type="float" office:value="7582" calcext:value-type="float">
            <text:p>7582</text:p>
          </table:table-cell>
          <table:table-cell table:style-name="ce3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34" office:value-type="float" office:value="52277831" calcext:value-type="float">
            <text:p>52277831</text:p>
          </table:table-cell>
          <table:table-cell table:style-name="ce34" office:value-type="float" office:value="56611662" calcext:value-type="float">
            <text:p>56611662</text:p>
          </table:table-cell>
          <table:table-cell table:style-name="ce34" office:value-type="float" office:value="53256391" calcext:value-type="float">
            <text:p>53256391</text:p>
          </table:table-cell>
          <table:table-cell table:style-name="ce34" office:value-type="float" office:value="52355016" calcext:value-type="float">
            <text:p>52355016</text:p>
          </table:table-cell>
          <table:table-cell table:style-name="ce3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34" office:value-type="float" office:value="281812" calcext:value-type="float">
            <text:p>281812</text:p>
          </table:table-cell>
          <table:table-cell table:style-name="ce34" office:value-type="float" office:value="300170" calcext:value-type="float">
            <text:p>300170</text:p>
          </table:table-cell>
          <table:table-cell table:style-name="ce34" office:value-type="float" office:value="281012" calcext:value-type="float">
            <text:p>281012</text:p>
          </table:table-cell>
          <table:table-cell table:style-name="ce34" office:value-type="float" office:value="402601" calcext:value-type="float">
            <text:p>402601</text:p>
          </table:table-cell>
          <table:table-cell table:style-name="ce3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8T15:54:48.390884717</dc:date>
    <meta:editing-duration>P6DT18H10M52S</meta:editing-duration>
    <meta:editing-cycles>45</meta:editing-cycles>
    <meta:generator>LibreOffice/6.4.3.2$MacOSX_X86_64 LibreOffice_project/747b5d0ebf89f41c860ec2a39efd7cb15b54f2d8</meta:generator>
    <meta:document-statistic meta:table-count="10" meta:cell-count="6465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02cm" svg:y="0.315cm" chart:style-name="ch2">
          <text:p>Sort</text:p>
        </chart:title>
        <chart:plot-area chart:style-name="ch3" table:cell-range-address="Sort.B5:Sort.C25" svg:x="1.299cm" svg:y="1.288cm" svg:width="14.385cm" svg:height="6.59cm">
          <chartooo:coordinate-region svg:x="2.344cm" svg:y="1.487cm" svg:width="13.041cm" svg:height="5.744cm"/>
          <chart:axis chart:dimension="x" chart:name="primary-x" chart:style-name="ch4">
            <chart:title svg:x="7.293cm" svg:y="8.058cm" chart:style-name="ch5">
              <text:p>Array size /1000</text:p>
            </chart:title>
          </chart:axis>
          <chart:axis chart:dimension="y" chart:name="primary-y" chart:style-name="ch4">
            <chart:title svg:x="0.451cm" svg:y="6.059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6cm" svg:y="0.314cm" chart:style-name="ch2">
          <text:p>Shuffle</text:p>
        </chart:title>
        <chart:subtitle svg:x="15.293cm" svg:y="1.287cm" chart:style-name="ch3">
          <text:p>(using mean)</text:p>
        </chart:subtitle>
        <chart:legend chart:legend-position="end" svg:x="25.891cm" svg:y="1.709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39cm" svg:y="2.135cm" svg:width="23.592cm" svg:height="5.734cm">
          <chartooo:coordinate-region svg:x="3.081cm" svg:y="2.334cm" svg:width="21.852cm" svg:height="4.888cm"/>
          <chart:axis chart:dimension="x" chart:name="primary-x" chart:style-name="ch6">
            <chart:title svg:x="12.108cm" svg:y="8.048cm" chart:style-name="ch7">
              <text:p>array.length /1000</text:p>
            </chart:title>
          </chart:axis>
          <chart:axis chart:dimension="y" chart:name="primary-y" chart:style-name="ch6">
            <chart:title svg:x="0.451cm" svg:y="6.419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